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Heading">
      <style:paragraph-properties style:snap-to-layout-grid="false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4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5" style:family="paragraph" style:parent-style-name="Standard" style:list-style-name="WW8Num2">
      <style:paragraph-properties>
        <style:tab-stops>
          <style:tab-stop style:position="0cm"/>
        </style:tab-stops>
      </style:paragraph-properties>
    </style:style>
    <style:style style:name="P6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7" style:family="paragraph" style:parent-style-name="Heading_20_3">
      <style:paragraph-properties>
        <style:tab-stops>
          <style:tab-stop style:position="0cm"/>
        </style:tab-stops>
      </style:paragraph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6" text:outline-level="2"><text:file-name text:display="name">UC03.06.00 - Exportar Dados para Carteirinha dos Alunos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3" office:value-type="date" office:date-value="2011-03-14">
            <text:p text:style-name="P1">14/03/11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7" text:outline-level="3">Pré-condições</text:h>
      <text:list xml:id="list42295382" text:style-name="WW8Num5">
        <text:list-item>
          <text:p text:style-name="P4">O usuário logado tem permissão de acesso da funcionalidade.</text:p>
        </text:list-item>
      </text:list>
      <text:list xml:id="list42266365" text:style-name="WW8Num2">
        <text:list-header>
          <text:p text:style-name="P5"/>
        </text:list-header>
      </text:list>
      <text:h text:style-name="P7" text:outline-level="3">Atores</text:h>
      <text:p text:style-name="Text_20_body">Usuário (primário)</text:p>
      <text:h text:style-name="P7" text:outline-level="3">Fluxo Principal</text:h>
      <text:list xml:id="list42688016" text:continue-list="list42295382" text:style-name="WW8Num5">
        <text:list-item text:start-value="1">
          <text:p text:style-name="P4">O sistema gera uma planilha eletrônica, para cada matrícula de aluno com o estado de CURSANDO, os seguintes dados em cada coluna:</text:p>
          <text:list>
            <text:list-item>
              <text:p text:style-name="P4">Nome</text:p>
            </text:list-item>
            <text:list-item>
              <text:p text:style-name="P4">Matrícula</text:p>
            </text:list-item>
            <text:list-item>
              <text:p text:style-name="P4">Turno de Ingresso</text:p>
            </text:list-item>
            <text:list-item>
              <text:p text:style-name="P4">Data de Nascimento</text:p>
            </text:list-item>
            <text:list-item>
              <text:p text:style-name="P4">RG</text:p>
            </text:list-item>
            <text:list-item>
              <text:p text:style-name="P4">Órgão Emissor do RG</text:p>
            </text:list-item>
            <text:list-item>
              <text:p text:style-name="P4">Nome da Mãe</text:p>
            </text:list-item>
            <text:list-item>
              <text:p text:style-name="P4">Nome do Pai</text:p>
            </text:list-item>
          </text:list>
        </text:list-item>
        <text:list-item>
          <text:p text:style-name="P4">O caso de uso é encerrado</text:p>
        </text:list-item>
      </text:list>
      <text:h text:style-name="P7" text:outline-level="3">Pós-condições</text:h>
      <text:list xml:id="list42683641" text:continue-list="list42688016" text:style-name="WW8Num5">
        <text:list-item text:start-value="1">
          <text:p text:style-name="P4">O sistema registrou no log de auditoria do usuário logado a seguinte mensagem: “Exportado os dados dos alunos para emissão de carteirinha escolar”.</text:p>
        </text:list-item>
      </text:list>
      <text:h text:style-name="P7" text:outline-level="3">Regras de Negócio</text:h>
      <text:p text:style-name="P3">N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arcio Belo</dc:creator>
    <dc:date>2011-03-14T22:55:30.17</dc:date>
    <meta:editing-cycles>9</meta:editing-cycles>
    <meta:editing-duration>PT00H46M27S</meta:editing-duration>
    <meta:generator>BrOffice.org/3.2$Win32 OpenOffice.org_project/320m18$Build-9502</meta:generator>
    <meta:document-statistic meta:table-count="1" meta:image-count="0" meta:object-count="0" meta:page-count="1" meta:paragraph-count="27" meta:word-count="125" meta:character-count="716"/>
    <meta:user-defined meta:name="_DocHome" meta:value-type="float">1971586133</meta:user-defined>
  </office:meta>
</office:document-meta>
</file>